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margin-top="0.199cm" fo:margin-bottom="0.199cm"/>
    </style:style>
    <style:style style:name="P14" style:family="paragraph" style:parent-style-name="Text_20_body" style:list-style-name="L2">
      <style:paragraph-properties fo:margin-top="0.199cm" fo:margin-bottom="0.199cm"/>
    </style:style>
    <style:style style:name="P15" style:family="paragraph" style:parent-style-name="Text_20_body" style:list-style-name="L3">
      <style:paragraph-properties fo:margin-top="0.199cm" fo:margin-bottom="0.199cm"/>
    </style:style>
    <style:style style:name="P16" style:family="paragraph" style:parent-style-name="Text_20_body" style:list-style-name="L4">
      <style:paragraph-properties fo:margin-top="0.199cm" fo:margin-bottom="0.199cm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Food Delivery Web</text:p>
      <text:p text:style-name="P2">Documento de Visã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Versão original do caso de uso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&lt;Exibir Prato&gt;</text:p>
      <text:h text:style-name="P18" text:outline-level="1">Breve Descrição</text:h>
      <text:p text:style-name="Text_20_body">Este caso de uso exibe uma lista de pratos referente a um cardápio pré-definido pelo cliente e adiciona um determinado prato na lista de pedido do mesmo.</text:p>
      <text:h text:style-name="P18" text:outline-level="1">Referências </text:h>
      <text:p text:style-name="Text_20_body">Não existe.</text:p>
      <text:h text:style-name="P18" text:outline-level="1">Atores</text:h>
      <text:p text:style-name="Text_20_body">Cliente.</text:p>
      <text:h text:style-name="P18" text:outline-level="1">Pré-condições</text:h>
      <text:list xml:id="list38202517" text:style-name="L1">
        <text:list-item>
          <text:p text:style-name="P12">Escolher o estabelecimento na qual deseja efetuar login.</text:p>
        </text:list-item>
        <text:list-item>
          <text:p text:style-name="P12">Efetuar login no sistema.</text:p>
        </text:list-item>
      </text:list>
      <text:h text:style-name="Heading_20_1" text:outline-level="1"><text:span text:style-name="T2">Fluxos de Eventos</text:span></text:h>
      <text:h text:style-name="Heading_20_2" text:outline-level="2">Fluxo Básico</text:h>
      <text:p text:style-name="Text_20_body">Este caso de uso começa quando o cliente seleciona a opção Exibir Prato do menu principal:</text:p>
      <text:list xml:id="list38307280" text:style-name="L2">
        <text:list-item>
          <text:p text:style-name="P14">O sistema apresenta ao cliente um formulário com o seguinte campo para busca: Cardápio. Também apresenta um grid para visualização dos pratos referentes ao cardápio o qual foi efetuada a busca, e as seguintes opções: Buscar e Adicionar Prato.</text:p>
        </text:list-item>
        <text:list-item>
          <text:p text:style-name="P14">O caso de uso se encerra. <text:s text:c="2"/></text:p>
        </text:list-item>
      </text:list>
      <text:h text:style-name="Heading_20_2" text:outline-level="2">Fluxos Alternativos</text:h>
      <text:p text:style-name="P11">A1 – Buscar</text:p>
      <text:p text:style-name="Text_20_body">No primeiro passo do fluxo básico:</text:p>
      <text:list xml:id="list38458292" text:style-name="L3">
        <text:list-item>
          <text:list>
            <text:list-item>
              <text:list>
                <text:list-item>
                  <text:p text:style-name="P15"><text:soft-page-break/>O cliente informa o valor do campo Cardápio para que seja efetuada a busca.</text:p>
                </text:list-item>
                <text:list-item>
                  <text:p text:style-name="P15">O cliente seleciona a opção Buscar.</text:p>
                </text:list-item>
                <text:list-item>
                  <text:p text:style-name="P15">O sistema efetua uma busca na base de dados do sistema e retorna os pratos referente ao cardápio no grid de visualização.</text:p>
                </text:list-item>
                <text:list-item>
                  <text:p text:style-name="P15">O sistema retorna ao primeiro passo do fluxo básico.</text:p>
                </text:list-item>
              </text:list>
            </text:list-item>
          </text:list>
        </text:list-item>
      </text:list>
      <text:p text:style-name="P10">A2 – Adicionar Prato</text:p>
      <text:p text:style-name="P10">No primeiro passo do fluxo básico:</text:p>
      <text:list xml:id="list38667041" text:style-name="L4">
        <text:list-item>
          <text:p text:style-name="P16">O cliente seleciona uma linha do grid referente ao prato presente no cardápio resultante da busca.</text:p>
        </text:list-item>
        <text:list-item>
          <text:p text:style-name="P16">O cliente seleciona a opção Adicionar Prato.</text:p>
        </text:list-item>
        <text:list-item>
          <text:p text:style-name="P16">O sistema inclui o prato na tabela de pedidos do cliente na base de dados.</text:p>
        </text:list-item>
        <text:list-item>
          <text:p text:style-name="P16">O sistema retorna ao primeiro passo do fluxo básico.</text:p>
        </text:list-item>
      </text:list>
      <text:p text:style-name="P10"/>
      <text:h text:style-name="Heading_20_1" text:outline-level="1"><text:span text:style-name="T2">Pontos de Extensão</text:span></text:h>
      <text:p text:style-name="Text_20_body">Não existe.</text:p>
      <text:h text:style-name="P18" text:outline-level="1">Casos de Uso Incluídos</text:h>
      <text:p text:style-name="Text_20_body">Não existe.</text:p>
      <text:h text:style-name="P18" text:outline-level="1">Pós-Condições</text:h>
      <text:p text:style-name="Text_20_body">Não existe.</text:p>
      <text:h text:style-name="P18" text:outline-level="1">Outros Diagramas</text:h>
      <text:p text:style-name="Text_20_body">Não exis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19:02:20.62</dc:date>
    <meta:editing-cycles>14</meta:editing-cycles>
    <meta:editing-duration>PT01H25M02S</meta:editing-duration>
    <meta:generator>BrOffice.org/3.1$Win32 OpenOffice.org_project/310m19$Build-9420</meta:generator>
    <meta:document-statistic meta:table-count="1" meta:image-count="0" meta:object-count="0" meta:page-count="2" meta:paragraph-count="49" meta:word-count="309" meta:character-count="1713"/>
    <dc:creator>Melque Oliveira</dc:creator>
    <meta:user-defined meta:name="ReqProMenus" meta:value-type="boolean">false</meta:user-defined>
  </office:meta>
</office:document-meta>
</file>